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85500001E6411A4686F.svm"/>
  <manifest:file-entry manifest:media-type="" manifest:full-path="Pictures/2000000900003EBD00000C4E2B194D69.svm"/>
  <manifest:file-entry manifest:media-type="" manifest:full-path="Pictures/2000000900002C7200000300F9452387.svm"/>
  <manifest:file-entry manifest:media-type="" manifest:full-path="Pictures/200000090000432F00000BE48242BA8C.svm"/>
  <manifest:file-entry manifest:media-type="" manifest:full-path="Pictures/2000000900002D4600000300B8113D51.svm"/>
  <manifest:file-entry manifest:media-type="" manifest:full-path="Pictures/20000009000043E800000C4E7D073A6B.svm"/>
  <manifest:file-entry manifest:media-type="" manifest:full-path="Pictures/200000090000413800000F9C38E14F46.svm"/>
  <manifest:file-entry manifest:media-type="" manifest:full-path="Pictures/2000000900003FFB00000BAF7DB026E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2">
      <style:text-properties fo:font-size="14pt" style:font-size-asian="14pt" style:font-size-complex="14pt"/>
    </style:style>
    <style:style style:name="P3" style:family="paragraph" style:parent-style-name="Text_20_body">
      <style:text-properties fo:font-size="13pt" fo:font-weight="bold" style:font-size-asian="13pt" style:font-weight-asian="bold" style:font-size-complex="13pt" style:font-weight-complex="bold"/>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text-properties fo:color="#000000" fo:font-weight="normal" style:font-weight-asian="normal" style:font-weight-complex="normal"/>
    </style:style>
    <style:style style:name="P7" style:family="paragraph" style:parent-style-name="Text_20_body" style:list-style-name="L9">
      <style:text-properties fo:color="#000000" fo:font-weight="normal" style:font-weight-asian="normal" style:font-weight-complex="normal"/>
    </style:style>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paragraph-properties fo:margin-top="0cm" fo:margin-bottom="0cm"/>
    </style:style>
    <style:style style:name="P11" style:family="paragraph" style:parent-style-name="Text_20_body" style:list-style-name="L3">
      <style:paragraph-properties fo:margin-top="0cm" fo:margin-bottom="0cm"/>
    </style:style>
    <style:style style:name="P12" style:family="paragraph" style:parent-style-name="Text_20_body" style:list-style-name="L3">
      <style:paragraph-properties fo:margin-top="0cm" fo:margin-bottom="0cm"/>
      <style:text-properties fo:font-size="12pt" style:font-size-asian="12pt" style:font-size-complex="12pt"/>
    </style:style>
    <style:style style:name="P13" style:family="paragraph" style:parent-style-name="Text_20_body">
      <style:paragraph-properties fo:margin-top="0cm" fo:margin-bottom="0cm" fo:text-align="start" style:justify-single-word="false"/>
    </style:style>
    <style:style style:name="P14" style:family="paragraph" style:parent-style-name="Text_20_body" style:list-style-name="L8">
      <style:paragraph-properties fo:margin-top="0cm" fo:margin-bottom="0cm" fo:text-align="start" style:justify-single-word="false"/>
    </style:style>
    <style:style style:name="P15" style:family="paragraph" style:parent-style-name="Text_20_body" style:list-style-name="L8">
      <style:paragraph-properties fo:margin-top="0cm" fo:margin-bottom="0cm" fo:text-align="start" style:justify-single-word="false"/>
      <style:text-properties fo:font-weight="bold" style:font-weight-asian="bold" style:font-weight-complex="bold"/>
    </style:style>
    <style:style style:name="P16" style:family="paragraph" style:parent-style-name="Text_20_body" style:list-style-name="L9">
      <style:paragraph-properties fo:margin-top="0cm" fo:margin-bottom="0cm"/>
    </style:style>
    <style:style style:name="P17" style:family="paragraph" style:parent-style-name="Text_20_body">
      <style:paragraph-properties fo:margin-top="0cm" fo:margin-bottom="0cm"/>
      <style:text-properties fo:color="#000000" fo:font-weight="normal" style:font-weight-asian="normal" style:font-weight-complex="normal"/>
    </style:style>
    <style:style style:name="P18" style:family="paragraph" style:parent-style-name="Text_20_body" style:list-style-name="L9">
      <style:paragraph-properties fo:margin-top="0cm" fo:margin-bottom="0cm"/>
      <style:text-properties fo:color="#000000" fo:font-weight="normal" style:font-weight-asian="normal" style:font-weight-complex="normal"/>
    </style:style>
    <style:style style:name="P19" style:family="paragraph" style:parent-style-name="Text_20_body" style:list-style-name="L10">
      <style:paragraph-properties fo:margin-top="0cm" fo:margin-bottom="0cm"/>
    </style:style>
    <style:style style:name="P20" style:family="paragraph" style:parent-style-name="Text_20_body" style:list-style-name="L11">
      <style:paragraph-properties fo:margin-top="0cm" fo:margin-bottom="0cm"/>
    </style:style>
    <style:style style:name="P21" style:family="paragraph" style:parent-style-name="Heading_20_1">
      <style:text-properties fo:font-size="13pt" fo:font-weight="bold" style:font-size-asian="13pt" style:font-weight-asian="bold" style:font-size-complex="13pt" style:font-weight-complex="bold"/>
    </style:style>
    <style:style style:name="P22" style:family="paragraph" style:parent-style-name="Heading_20_1">
      <style:text-properties fo:color="#000000"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style:text-position="-33% 80%"/>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color="#0000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OUITA</text:h>
      <text:p text:style-name="P3">BAYSSAC</text:p>
      <text:h text:style-name="Heading_20_1" text:outline-level="1">I. Rappels sur le schéma fonctionnel</text:h>
      <text:list xml:id="list41381965" text:style-name="L1">
        <text:list-header>
          <text:p text:style-name="P4"><draw:frame draw:style-name="fr1" draw:name="images1" text:anchor-type="paragraph" svg:x="0.972cm" svg:y="1.852cm" svg:width="14.422cm" svg:height="7.781cm" draw:z-index="0"><draw:image xlink:href="Pictures/200000090000385500001E6411A4686F.svm" xlink:type="simple" xlink:show="embed" xlink:actuate="onLoad"/></draw:frame><text:span text:style-name="T1">1.</text:span><text:tab/><text:span text:style-name="T2">Mettre en évidence sur ce schéma fonctionnel les éléments suivants :</text:span> </text:p>
        </text:list-header>
      </text:list>
      <text:list xml:id="list41398609" text:style-name="L2">
        <text:list-header>
          <text:p text:style-name="P1"><text:span text:style-name="T1"/></text:p>
          <text:p text:style-name="P2">2.<text:tab/>Quel doit être le sens d'action du régulateur. Justifiez votre réponse. </text:p>
        </text:list-header>
      </text:list>
      <text:p text:style-name="Standard"/>
      <text:p text:style-name="Standard">Quand on augmente la commende du régulateur, la vanne s'ouvre donc le débit augmente donc la mesure du transmetteur augmente donc le procédé est direct, il faut donc régler le régulateur avec une action inverse.</text:p>
      <text:h text:style-name="Heading_20_1" text:outline-level="1">II. Prédéterminations</text:h>
      <text:p text:style-name="Text_20_body"/>
      <text:list xml:id="list41464168" text:style-name="L3">
        <text:list-item>
          <text:p text:style-name="P11">Mesurer X<text:span text:style-name="T4">max</text:span>, Y1 et Y2 pour un fonctionnement sans perturbation. On donnera la méthode utilisée et des copies d'écran. </text:p>
          <text:p text:style-name="P11"/>
          <text:p text:style-name="P12">On met la consigne a 100%et on note le valeur X qui est de 73,63 et Y2 vaut 100%</text:p>
        </text:list-item>
      </text:list>
      <text:p text:style-name="P10"><draw:frame draw:style-name="fr1" draw:name="images2" text:anchor-type="paragraph" svg:x="0.31cm" svg:y="0.196cm" svg:width="16.379cm" svg:height="2.992cm" draw:z-index="1"><draw:image xlink:href="Pictures/2000000900003FFB00000BAF7DB026E0.svm" xlink:type="simple" xlink:show="embed" xlink:actuate="onLoad"/></draw:frame></text:p>
      <text:p text:style-name="P10"/>
      <text:p text:style-name="P10"/>
      <text:p text:style-name="P10"/>
      <text:p text:style-name="P10"/>
      <text:list xml:id="list43608892" text:continue-numbering="true" text:style-name="L3">
        <text:list-item>
          <text:p text:style-name="P5"><text:soft-page-break/>Même question pour un fonctionnement avec perturbations.</text:p>
          <text:p text:style-name="P12">On met la consigne a 100% on met une perturbation et on note le valeur X qui est de 59,96 et Y2 vaut 100%</text:p>
        </text:list-item>
      </text:list>
      <text:p text:style-name="Text_20_body"><draw:frame draw:style-name="fr1" draw:name="images3" text:anchor-type="paragraph" svg:x="0.286cm" svg:y="0.212cm" svg:width="16.06cm" svg:height="3.15cm" draw:z-index="2"><draw:image xlink:href="Pictures/2000000900003EBD00000C4E2B194D69.svm" xlink:type="simple" xlink:show="embed" xlink:actuate="onLoad"/></draw:frame>On choisi une consigne <text:span text:style-name="T5">W</text:span> égale à Xmax avec perturbation divisé par 2.</text:p>
      <text:p text:style-name="P13">3.<text:tab/>Déterminer la valeur du gain K du schéma fonctionnel pour le point de fonctionnement</text:p>
      <text:p text:style-name="P13"><text:s/><text:tab/>considéré (<text:span text:style-name="T5">W</text:span>), pour un système sans perturbation. </text:p>
      <text:p text:style-name="P13"><text:tab/><text:span text:style-name="T3">X=Y*K</text:span></text:p>
      <text:p text:style-name="P13"><text:span text:style-name="T3"><text:tab/>X/Y=K</text:span></text:p>
      <text:p text:style-name="P13"><text:span text:style-name="T3"><text:tab/>73,63/100=0,736</text:span></text:p>
      <text:list xml:id="list41791229" text:style-name="L8">
        <text:list-item>
          <text:p text:style-name="P14">Même question pour un système avec perturbation.</text:p>
          <text:p text:style-name="P15">59,96/100=0,5996</text:p>
        </text:list-item>
      </text:list>
      <text:p text:style-name="P13"/>
      <text:list xml:id="list43595749" text:continue-numbering="true" text:style-name="L8">
        <text:list-item>
          <text:p text:style-name="P14">Rappeler la relation entre le gain du régulateur A et la bande proportionnelle Xp du régulateur. </text:p>
          <text:p text:style-name="P15">Xp=100/A</text:p>
        </text:list-item>
        <text:list-item>
          <text:p text:style-name="P14">Déterminer la valeur algébrique de la mesure X pour une consigne <text:span text:style-name="T5">W</text:span> en fonction de A et K et Y1. </text:p>
          <text:p text:style-name="P14">x=K*Y</text:p>
          <text:p text:style-name="P14">x=K*A*E</text:p>
          <text:p text:style-name="P14">x=K*A*(w-x)</text:p>
          <text:p text:style-name="P14">x=KAw - KAx</text:p>
          <text:p text:style-name="P14">x+KAx = KAw</text:p>
          <text:p text:style-name="P14">x(KA+1)= KAw</text:p>
        </text:list-item>
      </text:list>
      <text:p text:style-name="Text_20_body"><text:tab/>x=KAw/(KA+1)</text:p>
      <text:p text:style-name="Text_20_body"><text:tab/>x=(0,736*3*27,42)/(0,763*3+1)=18%</text:p>
      <text:h text:style-name="Heading_20_1" text:outline-level="1">III. Réglage du régulateur</text:h>
      <text:list xml:id="list42505738" text:style-name="L9">
        <text:list-item>
          <text:p text:style-name="P16"><text:span text:style-name="T9">Régler l'affichage du régulateur en %. </text:span><text:a xlink:type="simple" xlink:href="http://192.168.111.14/Gestion/doclasse.php" office:target-frame-name="_blank" xlink:show="new">On s'aidera du document sur les paramètres des régulateurs</text:a><text:span text:style-name="T9">. </text:span></text:p>
          <text:p text:style-name="P16"><draw:frame draw:style-name="fr1" draw:name="images4" text:anchor-type="paragraph" svg:x="2.441cm" svg:y="0.344cm" svg:width="11.591cm" svg:height="0.767cm" draw:z-index="3"><draw:image xlink:href="Pictures/2000000900002D4600000300B8113D51.svm" xlink:type="simple" xlink:show="embed" xlink:actuate="onLoad"/></draw:frame><text:span text:style-name="T9"/></text:p>
        </text:list-item>
        <text:list-item>
          <text:p text:style-name="P18">Régler le régulateur pour un fonctionnement en régulation proportionnelle. On n'oubliera pas d'annuler les actions intégrale et dérivée. </text:p>
        </text:list-item>
      </text:list>
      <text:p text:style-name="P17"><draw:frame draw:style-name="fr2" draw:name="images5" text:anchor-type="paragraph" svg:width="11.379cm" svg:height="0.767cm" draw:z-index="4"><draw:image xlink:href="Pictures/2000000900002C7200000300F9452387.svm" xlink:type="simple" xlink:show="embed" xlink:actuate="onLoad"/></draw:frame></text:p>
      <text:p text:style-name="P17"/>
      <text:p text:style-name="P17"/>
      <text:p text:style-name="P17"/>
      <text:p text:style-name="P17"/>
      <text:p text:style-name="P17"/>
      <text:p text:style-name="P17"><text:soft-page-break/></text:p>
      <text:list xml:id="list43605692" text:continue-numbering="true" text:style-name="L9">
        <text:list-item>
          <text:p text:style-name="P7">Régler la consigne à W. Placer le régulateur en mode automatique. On précisera la méthode utilisée. </text:p>
        </text:list-item>
      </text:list>
      <text:h text:style-name="P22" text:outline-level="1"><draw:frame draw:style-name="fr2" draw:name="images6" text:anchor-type="paragraph" svg:width="16.695cm" svg:height="3.995cm" draw:z-index="5"><draw:image xlink:href="Pictures/200000090000413800000F9C38E14F46.svm" xlink:type="simple" xlink:show="embed" xlink:actuate="onLoad"/></draw:frame>IV. La bande proportionnelle et l'erreur statique</text:h>
      <text:list xml:id="list42678078" text:style-name="L10">
        <text:list-item>
          <text:p text:style-name="P19">À l'aide de la formule trouvée à la question II.6, prédéterminer la valeur de X pour les bandes proportionnelles suivantes : 40% et 60%. Le système fonctionne sans perturbation. </text:p>
          <text:p text:style-name="P19">40%:A=100/Xp=100/40=2,5</text:p>
          <text:p text:style-name="P19">donc cela fais x=18%</text:p>
          <text:p text:style-name="P19">et pour 60%:A=100/Xp=100/60=1,6</text:p>
          <text:p text:style-name="P19">x=15%</text:p>
        </text:list-item>
        <text:list-item>
          <text:p text:style-name="P19">Vérifier les valeurs précédentes de manière expérimentale. </text:p>
        </text:list-item>
      </text:list>
      <text:p text:style-name="P10"><draw:frame draw:style-name="fr1" draw:name="images7" text:anchor-type="paragraph" svg:x="0cm" svg:y="0.556cm" svg:width="17cm" svg:height="3.08cm" draw:z-index="6"><draw:image xlink:href="Pictures/20000009000043E800000C4E7D073A6B.svm" xlink:type="simple" xlink:show="embed" xlink:actuate="onLoad"/></draw:frame>40%</text:p>
      <text:p text:style-name="P10"/>
      <text:p text:style-name="P10"><draw:frame draw:style-name="fr1" draw:name="images8" text:anchor-type="paragraph" svg:x="0.132cm" svg:y="0.566cm" svg:width="17cm" svg:height="3.007cm" draw:z-index="7"><draw:image xlink:href="Pictures/200000090000432F00000BE48242BA8C.svm" xlink:type="simple" xlink:show="embed" xlink:actuate="onLoad"/></draw:frame>60%</text:p>
      <text:p text:style-name="P10"/>
      <text:p text:style-name="P10"/>
      <text:list xml:id="list43613715" text:continue-numbering="true" text:style-name="L10">
        <text:list-item>
          <text:p text:style-name="P8">Comparer les résultats théoriques avec les résultats pratiques. Expliquer s'il y a lieu leur différence. </text:p>
          <text:p text:style-name="P8">On ne trouve pas les même résultat en théorie que en pratique il doit y avoir une erreur de calcul</text:p>
        </text:list-item>
      </text:list>
      <text:h text:style-name="P22" text:outline-level="1"/>
      <text:p text:style-name="P6"/>
      <text:p text:style-name="P6"/>
      <text:h text:style-name="P22" text:outline-level="1"><text:soft-page-break/>V. La bande proportionnelle et la perturbation</text:h>
      <text:list xml:id="list43378592" text:style-name="L11">
        <text:list-item>
          <text:p text:style-name="P20">À l'aide de la formule trouvée à la question II.6, prédéterminer l'influence de la perturbation sur la mesure X pour les valeurs suivantes de la bande proportionnelle : 40% et 60%. </text:p>
        </text:list-item>
      </text:list>
      <text:p text:style-name="P10"/>
      <text:list xml:id="list43611659" text:continue-numbering="true" text:style-name="L11">
        <text:list-item>
          <text:p text:style-name="P20">Vérifier les valeurs précédentes de manière expérimentale. </text:p>
        </text:list-item>
      </text:list>
      <text:p text:style-name="P10"/>
      <text:list xml:id="list43620358" text:continue-numbering="true" text:style-name="L11">
        <text:list-item>
          <text:p text:style-name="P9">Comparer les résultats théoriques avec les résultats pratiques. Expliquer s'il y a lieu les différences. </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9-11-09T21:04:21.01</meta:creation-date>
    <dc:date>2019-11-09T23:40:22.29</dc:date>
    <meta:editing-duration>PT33M9S</meta:editing-duration>
    <meta:editing-cycles>2</meta:editing-cycles>
    <meta:generator>LibreOffice/3.3$Win32 LibreOffice_project/330m19$Build-202</meta:generator>
    <meta:document-statistic meta:table-count="0" meta:image-count="8" meta:object-count="0" meta:page-count="4" meta:paragraph-count="49" meta:word-count="453" meta:character-count="2752"/>
  </office:meta>
</office:document-meta>
</file>